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fo:font-size="12pt" style:font-size-asian="12pt" style:font-size-complex="12pt"/>
    </style:style>
    <style:style style:name="P1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7f0055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3333" fo:font-weight="normal" style:font-weight-asian="normal" style:font-weight-complex="normal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7" style:family="text">
      <style:text-properties fo:color="#7f0055" style:font-name="Courier New" fo:font-weight="bold" style:font-name-asian="Courier New" style:font-weight-asian="bold" style:font-name-complex="Courier New" style:font-weight-complex="bold"/>
    </style:style>
    <style:style style:name="T8" style:family="text">
      <style:text-properties fo:color="#7f0055" fo:font-weight="normal" style:font-weight-asian="normal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3" style:family="text"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14" style:family="text">
      <style:text-properties fo:color="#000000" style:font-name="Courier New" style:font-name-asian="Courier New" style:font-name-complex="Courier New"/>
    </style:style>
    <style:style style:name="T15" style:family="text">
      <style:text-properties fo:color="#000000" style:text-underline-style="none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c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color="#0000c0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color="#2a00ff"/>
    </style:style>
    <style:style style:name="T20" style:family="text">
      <style:text-properties fo:color="#6a3e3e"/>
    </style:style>
    <style:style style:name="T21" style:family="text">
      <style:text-properties fo:color="#3f7f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0"/>Inner classes</text:p>
      <text:p text:style-name="P1"/>
      <text:p text:style-name="P2"><text:tab/>Some times we can declare class inside the another class such types of classes are called inner classes.</text:p>
      <text:p text:style-name="P2"/>
      <text:p text:style-name="P2"><text:tab/>Inner classes concepts introduced in 1.1 version to fix GUI bugs as a part of event handling but because of powerful features and benefits of inner classes slowly programmers are started using in regular coding also.</text:p>
      <text:p text:style-name="P2"/>
      <text:p text:style-name="P2"><text:tab/>Without existing one type of object if there is no chance of existing the another type of object then we should go for inner classes.</text:p>
      <text:p text:style-name="P2"/>
      <text:p text:style-name="P2"><text:s/><text:span text:style-name="T1">Example:</text:span></text:p>
      <text:p text:style-name="P2"><text:tab/>University consist of several department without existing university there is no chance of existing dept hence we have declare dept class inside university class. </text:p>
      <text:p text:style-name="P2"/>
      <text:p text:style-name="P2"/>
      <text:p text:style-name="P2"><text:tab/><text:tab/></text:p>
      <text:p text:style-name="P2"/>
      <text:p text:style-name="P2"/>
      <text:p text:style-name="P2">Exm: Without existing car object there no chance of <text:s/>existing engine object hence we have to declare engine class inside car class.</text:p>
      <text:p text:style-name="P2"/>
      <text:p text:style-name="P10"><text:tab/>//Outer Class</text:p>
      <text:p text:style-name="P5"><text:span text:style-name="T5"><text:tab/>public</text:span><text:span text:style-name="T9"> </text:span><text:span text:style-name="T5">class</text:span><text:span text:style-name="T9"> University </text:span></text:p>
      <text:p text:style-name="P7"><text:tab/>{</text:p>
      <text:p text:style-name="P5"><text:span text:style-name="T9"><text:tab/><text:tab/></text:span><text:span text:style-name="T21">// Inner class</text:span></text:p>
      <text:p text:style-name="P8"><text:span text:style-name="T12"><text:tab/><text:tab/></text:span><text:span text:style-name="T6">class</text:span><text:span text:style-name="T12"> </text:span><text:span text:style-name="T13">Department</text:span><text:span text:style-name="T12"> {</text:span></text:p>
      <text:p text:style-name="P7"><text:tab/><text:tab/>}</text:p>
      <text:p text:style-name="P7"><text:tab/>}</text:p>
      <text:p text:style-name="P2"><text:s/><text:tab/></text:p>
      <text:p text:style-name="P2"/>
      <text:p text:style-name="P2">Note :</text:p>
      <text:list xml:id="list6596381624188543253" text:style-name="L1">
        <text:list-item>
          <text:p text:style-name="P16">Without existing outer class object there is no chance of existing inner class object</text:p>
        </text:list-item>
        <text:list-item>
          <text:p text:style-name="P16">The Relation between outer class and inner class is not <text:span text:style-name="T1">is-a </text:span><text:span text:style-name="T3">relation and it is</text:span><text:span text:style-name="T1"> has-a </text:span><text:span text:style-name="T3">relationship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>Based on position of declaration and behavior all inner classes are divided into four type</text:p>
      <text:p text:style-name="P17">1.Normal/Regular inner classes</text:p>
      <text:p text:style-name="P17">2.Method local inner classes</text:p>
      <text:p text:style-name="P17">3.Anonymous inner classes</text:p>
      <text:p text:style-name="P17">4.Static nested classes</text:p>
      <text:p text:style-name="P17"/>
      <text:p text:style-name="P17"/>
      <text:p text:style-name="P17">1.Normal/Regular Inner class:</text:p>
      <text:p text:style-name="P17"><text:tab/>If we are declaring any named class directly inside a class without static modifier such type of inner class is called normal or regular inner class.</text:p>
      <text:p text:style-name="P17"><text:soft-page-break/></text:p>
      <text:p text:style-name="P17">Inside inner class we can not declare any static members hence we cant declare main method and we can't run inner class directly from command prompt.</text:p>
      <text:p text:style-name="P18"/>
      <text:p text:style-name="P4"><text:span text:style-name="T8"><text:s text:c="2"/></text:span><text:span text:style-name="T5">public</text:span><text:span text:style-name="T10"> </text:span><text:span text:style-name="T5">class</text:span><text:span text:style-name="T10"> OuterClass {</text:span></text:p>
      <text:p text:style-name="P5"><text:span text:style-name="T9"><text:tab/></text:span><text:span text:style-name="T5">class</text:span><text:span text:style-name="T9"> InnerClass {</text:span></text:p>
      <text:p text:style-name="P5"><text:span text:style-name="T9"><text:tab/><text:tab/></text:span><text:span text:style-name="T5">public</text:span><text:span text:style-name="T9"> </text:span><text:span text:style-name="T5">void</text:span><text:span text:style-name="T9"> methodM1() {</text:span></text:p>
      <text:p text:style-name="P5"><text:span text:style-name="T9"><text:tab/><text:tab/><text:tab/></text:span><text:span text:style-name="T5">public</text:span><text:span text:style-name="T9"> </text:span><text:span text:style-name="T5">static</text:span><text:span text:style-name="T9"> </text:span><text:span text:style-name="T5">void</text:span><text:span text:style-name="T9"> </text:span><text:span text:style-name="T11">main(</text:span><text:span text:style-name="T9">String[] args</text:span><text:span text:style-name="T11">)</text:span><text:span text:style-name="T9"> {</text:span></text:p>
      <text:p text:style-name="P7"><text:tab/><text:tab/><text:tab/>}</text:p>
      <text:p text:style-name="P7"><text:tab/><text:tab/>}</text:p>
      <text:p text:style-name="P7"><text:tab/>}</text:p>
      <text:p text:style-name="P7"><text:s text:c="2"/>}</text:p>
      <text:p text:style-name="P3">Output:</text:p>
      <text:p text:style-name="P3"><text:s text:c="2"/><text:span text:style-name="T4">Compile time exception : Inner class can not have static declarations</text:span><text:span text:style-name="T3"> </text:span></text:p>
      <text:p text:style-name="P17"/>
      <text:p text:style-name="P3">Accessing Inner classes</text:p>
      <text:p text:style-name="P17"/>
      <text:p text:style-name="P17"><text:s/>Case 1: Accessing inner class code from static area of outer class</text:p>
      <text:p text:style-name="P19"/>
      <text:p text:style-name="P9"><text:span text:style-name="T7"><text:s/>public</text:span><text:span text:style-name="T14"> </text:span><text:span text:style-name="T7">class</text:span><text:span text:style-name="T14"> OuterClass {</text:span></text:p>
      <text:p text:style-name="P5"><text:span text:style-name="T9"><text:tab/></text:span><text:span text:style-name="T5">class</text:span><text:span text:style-name="T9"> InnerClass {</text:span></text:p>
      <text:p text:style-name="P5"><text:span text:style-name="T9"><text:tab/><text:tab/></text:span><text:span text:style-name="T5">public</text:span><text:span text:style-name="T9"> </text:span><text:span text:style-name="T5">void</text:span><text:span text:style-name="T9"> methodM1() {</text:span></text:p>
      <text:p text:style-name="P5"><text:span text:style-name="T9"><text:tab/><text:tab/><text:tab/></text:span><text:span text:style-name="T15">System.</text:span><text:span text:style-name="T18">out</text:span><text:span text:style-name="T15">.</text:span><text:span text:style-name="T9">println(</text:span><text:span text:style-name="T19">"M1 Method called"</text:span><text:span text:style-name="T9">);</text:span></text:p>
      <text:p text:style-name="P7"><text:tab/><text:tab/>}</text:p>
      <text:p text:style-name="P7"><text:tab/>}</text:p>
      <text:p text:style-name="P5"/>
      <text:p text:style-name="P5"><text:span text:style-name="T9"><text:tab/></text:span><text:span text:style-name="T5">public</text:span><text:span text:style-name="T9"> </text:span><text:span text:style-name="T5">static</text:span><text:span text:style-name="T9"> </text:span><text:span text:style-name="T5">void</text:span><text:span text:style-name="T9"> main(String[] </text:span><text:span text:style-name="T20">args</text:span><text:span text:style-name="T9">) {</text:span></text:p>
      <text:p text:style-name="P5"><text:span text:style-name="T9"><text:tab/><text:tab/>OuterClass </text:span><text:span text:style-name="T20">outerClass</text:span><text:span text:style-name="T9"> = </text:span><text:span text:style-name="T5">new</text:span><text:span text:style-name="T9"> OuterClass();</text:span></text:p>
      <text:p text:style-name="P5"><text:span text:style-name="T9"><text:tab/><text:tab/></text:span><text:span text:style-name="T21">//Static area</text:span></text:p>
      <text:p text:style-name="P5"><text:span text:style-name="T9"><text:tab/><text:tab/>OuterClass.InnerClass </text:span><text:span text:style-name="T20">innerClass</text:span><text:span text:style-name="T9"> = </text:span><text:span text:style-name="T20">outerClass</text:span><text:span text:style-name="T9">.</text:span><text:span text:style-name="T5">new</text:span><text:span text:style-name="T9"> InnerClass();</text:span></text:p>
      <text:p text:style-name="P5"><text:span text:style-name="T9"><text:tab/><text:tab/></text:span><text:span text:style-name="T20">innerClass</text:span><text:span text:style-name="T9">.methodM1();</text:span></text:p>
      <text:p text:style-name="P7"><text:s text:c="12"/></text:p>
      <text:p text:style-name="P5"><text:span text:style-name="T9"><text:tab/><text:tab/></text:span><text:span text:style-name="T21">//other way syntax</text:span></text:p>
      <text:p text:style-name="P5"><text:span text:style-name="T21"><text:s text:c="12"/></text:span><text:span text:style-name="T5">new</text:span><text:span text:style-name="T9"> OuterClass().</text:span><text:span text:style-name="T5">new</text:span><text:span text:style-name="T9"> InnerClass().methodM1();</text:span></text:p>
      <text:p text:style-name="P7"/>
      <text:p text:style-name="P7"><text:tab/>}</text:p>
      <text:p text:style-name="P9"><text:span text:style-name="T14"><text:s/>}</text:span><text:span text:style-name="T2"> <text:s/></text:span></text:p>
      <text:p text:style-name="P15"/>
      <text:p text:style-name="P15">Case 2: Accessing inner class code from instance area of outer class</text:p>
      <text:p text:style-name="P5"/>
      <text:p text:style-name="P5"><text:span text:style-name="T5"><text:s text:c="3"/>public</text:span><text:span text:style-name="T9"> </text:span><text:span text:style-name="T5">class</text:span><text:span text:style-name="T9"> OuterClass {</text:span></text:p>
      <text:p text:style-name="P5"><text:span text:style-name="T9"><text:tab/></text:span><text:span text:style-name="T5">class</text:span><text:span text:style-name="T9"> InnerClass {</text:span></text:p>
      <text:p text:style-name="P5"><text:span text:style-name="T9"><text:tab/><text:tab/></text:span><text:span text:style-name="T5">public</text:span><text:span text:style-name="T9"> </text:span><text:span text:style-name="T5">void</text:span><text:span text:style-name="T9"> methodM1() {</text:span></text:p>
      <text:p text:style-name="P5"><text:span text:style-name="T9"><text:tab/><text:tab/><text:tab/></text:span><text:span text:style-name="T15">System.</text:span><text:span text:style-name="T18">out</text:span><text:span text:style-name="T9">.println(</text:span><text:span text:style-name="T19">"M1 Method called"</text:span><text:span text:style-name="T9">);</text:span></text:p>
      <text:p text:style-name="P7"><text:tab/><text:tab/>}</text:p>
      <text:p text:style-name="P7"><text:tab/>}</text:p>
      <text:p text:style-name="P5"/>
      <text:p text:style-name="P5"><text:span text:style-name="T9"><text:tab/></text:span><text:span text:style-name="T5">public</text:span><text:span text:style-name="T9"> </text:span><text:span text:style-name="T5">void</text:span><text:span text:style-name="T9"> methodM2() {</text:span></text:p>
      <text:p text:style-name="P5"><text:span text:style-name="T9"><text:tab/></text:span><text:span text:style-name="T15"><text:tab/>System.</text:span><text:span text:style-name="T18">out</text:span><text:span text:style-name="T15">.p</text:span><text:span text:style-name="T9">rintln(</text:span><text:span text:style-name="T19">"M2 Method called"</text:span><text:span text:style-name="T9">);</text:span></text:p>
      <text:p text:style-name="P7"><text:s text:c="6"/></text:p>
      <text:p text:style-name="P5"><text:span text:style-name="T9"><text:tab/><text:tab/></text:span><text:span text:style-name="T21">//Instance area </text:span></text:p>
      <text:p text:style-name="P5"><text:span text:style-name="T9"><text:tab/><text:tab/>InnerClass </text:span><text:span text:style-name="T20">innerClass</text:span><text:span text:style-name="T9"> = </text:span><text:span text:style-name="T5">new</text:span><text:span text:style-name="T9"> InnerClass();</text:span></text:p>
      <text:p text:style-name="P5"><text:span text:style-name="T9"><text:tab/><text:tab/></text:span><text:span text:style-name="T20">innerClass</text:span><text:span text:style-name="T9">.methodM1();</text:span></text:p>
      <text:p text:style-name="P7"><text:tab/>}</text:p>
      <text:p text:style-name="P5"><text:span text:style-name="T9"><text:tab/></text:span><text:span text:style-name="T5">public</text:span><text:span text:style-name="T9"> </text:span><text:span text:style-name="T5">static</text:span><text:span text:style-name="T9"> </text:span><text:span text:style-name="T5">void</text:span><text:span text:style-name="T9"> main(String[] </text:span><text:span text:style-name="T20">args</text:span><text:span text:style-name="T9">) {</text:span></text:p>
      <text:p text:style-name="P5"><text:span text:style-name="T9"><text:tab/><text:tab/>OuterClass </text:span><text:span text:style-name="T20">outerClass</text:span><text:span text:style-name="T9"> = </text:span><text:span text:style-name="T5">new</text:span><text:span text:style-name="T9"> OuterClass();</text:span></text:p>
      <text:p text:style-name="P5"><text:span text:style-name="T9"><text:tab/><text:tab/></text:span><text:span text:style-name="T20">outerClass</text:span><text:span text:style-name="T9">.methodM2();</text:span></text:p>
      <text:p text:style-name="P7"><text:soft-page-break/><text:tab/>}</text:p>
      <text:p text:style-name="P13"/>
      <text:p text:style-name="P14">Case 3: Accessing inner class code from <text:s/>outside of outer class</text:p>
      <text:p text:style-name="P12"><text:s/></text:p>
      <text:p text:style-name="P6"><text:span text:style-name="T16"><text:s/></text:span><text:span text:style-name="T5">class</text:span><text:span text:style-name="T9"> OuterClass {</text:span></text:p>
      <text:p text:style-name="P5"><text:span text:style-name="T9"><text:tab/></text:span><text:span text:style-name="T5">class</text:span><text:span text:style-name="T9"> InnerClass {</text:span></text:p>
      <text:p text:style-name="P5"><text:span text:style-name="T9"><text:tab/><text:tab/></text:span><text:span text:style-name="T5">public</text:span><text:span text:style-name="T9"> </text:span><text:span text:style-name="T5">void</text:span><text:span text:style-name="T9"> methodM1() {</text:span></text:p>
      <text:p text:style-name="P5"><text:span text:style-name="T9"><text:tab/><text:tab/><text:tab/></text:span><text:span text:style-name="T11">System.</text:span><text:span text:style-name="T17">out</text:span><text:span text:style-name="T9">.println(</text:span><text:span text:style-name="T19">"M1 Method called"</text:span><text:span text:style-name="T9">);</text:span></text:p>
      <text:p text:style-name="P7"><text:tab/><text:tab/>}</text:p>
      <text:p text:style-name="P7"><text:tab/>}</text:p>
      <text:p text:style-name="P7"><text:s text:c="2"/>}</text:p>
      <text:p text:style-name="P5"/>
      <text:p text:style-name="P5"><text:span text:style-name="T5"><text:s text:c="2"/>public</text:span><text:span text:style-name="T9"> </text:span><text:span text:style-name="T5">class</text:span><text:span text:style-name="T9"> MainRun {</text:span></text:p>
      <text:p text:style-name="P5"><text:span text:style-name="T9"><text:tab/></text:span><text:span text:style-name="T5">public</text:span><text:span text:style-name="T9"> </text:span><text:span text:style-name="T5">static</text:span><text:span text:style-name="T9"> </text:span><text:span text:style-name="T5">void</text:span><text:span text:style-name="T9"> main(String[] </text:span><text:span text:style-name="T20">args</text:span><text:span text:style-name="T9">) {</text:span></text:p>
      <text:p text:style-name="P5"><text:span text:style-name="T9"><text:tab/><text:tab/>OuterClass </text:span><text:span text:style-name="T20">outerClass</text:span><text:span text:style-name="T9"> = </text:span><text:span text:style-name="T5">new</text:span><text:span text:style-name="T9"> OuterClass();</text:span></text:p>
      <text:p text:style-name="P5"><text:span text:style-name="T9"><text:tab/><text:tab/>InnerClass </text:span><text:span text:style-name="T20">innerClass</text:span><text:span text:style-name="T9"> = </text:span><text:span text:style-name="T20">outerClass</text:span><text:span text:style-name="T9">.</text:span><text:span text:style-name="T5">new</text:span><text:span text:style-name="T9"> InnerClass();</text:span></text:p>
      <text:p text:style-name="P5"><text:span text:style-name="T9"><text:tab/><text:tab/></text:span><text:span text:style-name="T20">innerClass</text:span><text:span text:style-name="T9">.methodM1();</text:span></text:p>
      <text:p text:style-name="P7"><text:tab/>}</text:p>
      <text:p text:style-name="P7"><text:s/>}</text:p>
      <text:p text:style-name="P14"/>
      <text:p text:style-name="P14">Note: Case 1 and Case 2 syntax both will be s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0T20:04:08.77</meta:creation-date>
    <dc:date>2018-09-11T11:49:23.19</dc:date>
    <meta:editing-duration>PT4H15M54S</meta:editing-duration>
    <meta:editing-cycles>55</meta:editing-cycles>
    <meta:generator>OpenOffice/4.1.5$Win32 OpenOffice.org_project/415m1$Build-9789</meta:generator>
    <meta:document-statistic meta:table-count="0" meta:image-count="0" meta:object-count="0" meta:page-count="3" meta:paragraph-count="90" meta:word-count="469" meta:character-count="3206"/>
  </office:meta>
</office:document-meta>
</file>